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normal" fo:font-family="Calibri" style:font-family-asian="Calibri" style:font-family-complex="Calibri" fo:background-color="transparent" fo:color="#ff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8.00pt" fo:font-weight="normal" fo:font-family="Calibri" style:font-family-asian="Calibri" style:font-family-complex="Calibri" fo:background-color="transparent" fo:color="#ff0000"/>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8.00pt" fo:font-weight="normal" fo:font-family="Calibri" style:font-family-asian="Calibri" style:font-family-complex="Calibri" fo:background-color="transparent" style:use-window-font-color="true"/>
    </style:style>
    <style:style style:name="T9" style:family="text">
      <style:text-properties fo:font-size="18.00pt" fo:font-weight="normal" fo:font-family="Calibri" style:font-family-asian="Calibri" style:font-family-complex="Calibri" fo:background-color="transparent" fo:color="#ff0000"/>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15.00%" fo:text-align="center"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bottom="10.00pt"/>
    </style:style>
  </office:automatic-styles>
  <office:body>
    <office:text>
      <text:p text:style-name="P1"><text:span text:style-name="T1">Manuale Klotski</text:span></text:p>
      <text:p text:style-name="P2"><text:span text:style-name="T2"/></text:p>
      <text:p text:style-name="P2"><text:span text:style-name="T3">Il programma utilizza due classi principali, Controller e Grid. </text:span></text:p>
      <text:p text:style-name="P2"><text:span text:style-name="T3">Controller si occupa della parte grafica, seleziona ed imposta le varie schermate utilizzando la libreria javafx, grazie a questa libreria è possibile visualizzare i blocchi dei vari livelli e muoverli a piacimento; inoltre la classe Controller gestisce i vari pulsanti presenti nell'interfaccia grafica.</text:span></text:p>
      <text:p text:style-name="P2"><text:span text:style-name="T3">La classe Grid, invece, gestisce tutto ciò che sta dietro la parte grafica utilizzando le altre sottoclassi come la classe "Piece". Controlla se le mosse sono valide su una griglia che è sempre uguale alla griglia che si visualizza graficamente, questa griglia viene utilizzata solo per fare i controlli e si muove in modo parallelo alla griglia grafica. Durante il programma le due griglie devono coincidere altrimenti il programma darebbe errore. </text:span></text:p>
      <text:p text:style-name="P2"><text:span text:style-name="T3">Quando apri il programma l'interfaccia grafica mostrerà tre pulsanti: "How to play", "Resume Game" e "Play". </text:span></text:p>
      <text:p text:style-name="P2"><text:span text:style-name="T3">Cliccando il primo il programma ti mostrerà come funziona il gioco. </text:span></text:p>
      <text:p text:style-name="P2"><text:span text:style-name="T3">Cliccando "Play", invece, Controller mostrerà la schermata di una griglia impostata al livello 1, sarà possibile da qui in poi spostare manualmente i blocchi, Grid controllerà se gli spostamenti sono validi, altrimenti non muoverà il blocco. Durante la partita è possibile cambiare livello, resettare la griglia al livello corrente, salvare il gioco in un file permettendoci poi di continuare la partita dal momento in cui l'abbiamo salvata. Un altro pulsante che abbiamo la possibilità di premere durante la partita è "Previous move", questo tasto annullerà la mossa appena eseguita per farci tornare a quella precedente incrementando però il contatore delle mosse. L'ultima funzione è "Next best move" e consiste nell'eseguire in automatico la miglior mossa possibile, la miglior mossa viene letta da una lista di mosse salvate su un file, solo se è presente la combinazione corrente della griglia nel file esegue la mossa, altrimenti stampa a schermo "mossa non trovata". </text:span></text:p>
      <text:p text:style-name="P2"><text:span text:style-name="T3">Tornando alla schermata iniziale e cliccando "Resume Game" Controller porterà l'utente in una schermata dove verrà mostrata una lista di vecchie partite che corrisponderanno ai nomi dei file in cui sono salvate le partite, è possibile cliccare un qualsiasi elemento della lista e verrà aperta la schermata di gioco con il livello letto nel file selezionato e una funzione di Grid (resumegames) leggerà ogni mossa scritta nel file e la eseguirà dando per scontato sia valida. </text:span></text:p>
      <text:p text:style-name="P2"><text:span text:style-name="T3"/></text:p>
      <text:p text:style-name="P3"><text:span text:style-name="T4">Istruzioni su come installare e lanciare il software</text:span></text:p>
      <text:p text:style-name="P4"><text:span text:style-name="T5">Scaricare la cartella "klotski" del programma da GitHub e la cartella "javafx-sdk-20.0.1" dal link: "</text:span><text:a xlink:href="https://gluonhq.com/products/javafx/"><text:span text:style-name="T6">https://gluonhq.com/products/javafx/</text:span></text:a><text:span text:style-name="T7">" (versione 20.0.1), contenente la libreria necessaria per far funzionare correttamente il programma, aprire Eclipse e aprire la cartella del progetto.</text:span></text:p>
      <text:p text:style-name="P4"><text:span text:style-name="T7">Da Eclipse aprire dal menù a tendina "Window" l'appendice "Preferences", selezionare poi "User Libraries" e cliccare su "New", nominarla "JavaFX" e premere "Add External JARs" ed importare tutte le librerie all'interno della cartella "lib" situata nella cartella "javafx-sdk-20.0.1".</text:span></text:p>
      <text:p text:style-name="P4"><text:span text:style-name="T7">Ora, premere il tasto destro sulla cartella del progetto "Klostski" e cliccare su "Build Path" aprendo così "Configure Build Path". Selezionare "Classpath" e premere "Add Library", selezionare "User Library" e scegliere "JavaFX".</text:span></text:p>
      <text:p text:style-name="P4"><text:span text:style-name="T7">Dopo ciò aprire da Eclipse la schermata "Run Configurations" e selezionare "Arguments" e copiare ed incollare "--module-path "XXXXX\javafx-sdk-20.0.1\lib" --add-modules javafx.controls,javafx.fxml". Al posto delle "XXXXX" inserire la locazione della cartella "javafx-sdk-20.0.1".</text:span></text:p>
      <text:p text:style-name="P4"><text:span text:style-name="T7">Per creare il programma abbiamo utilizzato l'ultima versione di Eclipse (2023-03) e l'ultima versione di JavaFX (20.0.1). Non sappiamo se il programma funzionerà anche in altre versioni.</text:span></text:p>
      <text:p text:style-name="P5"><text:span text:style-name="T8"/></text:p>
      <text:p text:style-name="P5"><text:span text:style-name="T9">Indicazioni funzioni principali</text:span></text:p>
      <text:p text:style-name="P5"><text:span text:style-name="T9">javafx</text:span></text:p>
      <text:p text:style-name="P6"><text:span text:style-name="T10">Abbiamo scritto l'override per inizializzare le varie schermate del gioco, questa parte del programma partirà ogni volta che viene aperta una nuova schermata. </text:span></text:p>
      <text:p text:style-name="P6"><text:span text:style-name="T10">JavaFX permette di creare delle particolari variabili aggiungendo nella riga precedente la sigla "@FXML". Questa variabile sarà leggibile e modificabile dall'interfaccia grafica, ad esempio "moves" che stampa a schermo il numero di mosse.<text:s/></text:span><text:span text:style-name="T1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